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935cm" svg:x="1.4cm" svg:y="0.837cm" presentation:class="subtitle">
          <draw:text-box>
            <text:p text:style-name="P1">Core</text:p>
            <text:p text:style-name="P1"/>
            <text:p text:style-name="P1">先週やったこと</text:p>
            <text:p text:style-name="P1"><text:s/>- アセンブラが完成したので、コアの実機テスト</text:p>
            <text:p text:style-name="P1"><text:s/>- 確率的に実行結果が変わる</text:p>
            <text:p text:style-name="P1"><text:s/>- 何ビットか間違った命令をロードしている</text:p>
            <text:p text:style-name="P1"/>
            <text:p text:style-name="P1">これからやること</text:p>
            <text:p text:style-name="P1"><text:s/>- 引き続きバグの原因を探して、完動させる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2-17T21:43:26</meta:creation-date>
    <meta:editing-duration>PT5M57S</meta:editing-duration>
    <meta:editing-cycles>2</meta:editing-cycles>
    <dc:date>2012-12-17T21:49:18</dc:date>
    <dc:creator>Koko MUROYA</dc:creator>
    <meta:document-statistic meta:object-count="24"/>
    <meta:generator>LibreOffice/3.3$Unix LibreOffice_project/330m19$Build-401</meta:generator>
  </office:meta>
</office:document-meta>
</file>